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63BF81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bodyindent">
      <style:graphic-properties draw:fill="solid" draw:fill-color="#996633" draw:opacity="20%" draw:textarea-horizontal-align="justify" draw:textarea-vertical-align="middle" draw:auto-grow-height="false" draw:shadow-opacity="20%"/>
    </style:style>
    <style:style style:name="gr2" style:family="graphic" style:parent-style-name="textbodyindent">
      <style:graphic-properties draw:fill="solid" draw:fill-color="#e6ff00" draw:opacity="20%" draw:textarea-horizontal-align="justify" draw:textarea-vertical-align="middle" draw:auto-grow-height="false" draw:shadow="hidden" draw:shadow-opacity="20%"/>
    </style:style>
    <style:style style:name="gr3" style:family="graphic" style:parent-style-name="textbodyindent">
      <style:graphic-properties draw:fill="solid" draw:fill-color="#9999ff" draw:opacity="20%" draw:textarea-horizontal-align="justify" draw:textarea-vertical-align="middle" draw:auto-grow-height="false" draw:shadow-opacity="20%"/>
    </style:style>
    <style:style style:name="gr4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8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fill="solid" draw:fill-color="#ccffff" draw:textarea-horizontal-align="center" draw:textarea-vertical-align="middle"/>
    </style:style>
    <style:style style:name="gr11" style:family="graphic" style:parent-style-name="standard">
      <style:graphic-properties draw:fill="solid" draw:fill-color="#ccffff" draw:textarea-horizontal-align="center" draw:textarea-vertical-align="middle"/>
    </style:style>
    <style:style style:name="gr12" style:family="graphic" style:parent-style-name="standard">
      <style:graphic-properties draw:fill="none" draw:fill-color="#ccff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marker-start="Arrow" draw:marker-start-width="0.3cm" draw:marker-end="Arrow" draw:marker-end-width="0.3cm" draw:fill="solid" draw:fill-color="#ccffff" draw:textarea-horizontal-align="center" draw:textarea-vertical-align="middle"/>
    </style:style>
    <style:style style:name="gr16" style:family="graphic" style:parent-style-name="textbodyindent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textbodyindent">
      <style:graphic-properties draw:fill="solid" draw:fill-color="#aecf00" draw:textarea-horizontal-align="justify" draw:textarea-vertical-align="middle" draw:auto-grow-height="false"/>
    </style:style>
    <style:style style:name="gr18" style:family="graphic" style:parent-style-name="textbodyindent">
      <style:graphic-properties draw:marker-end="Arrow" draw:marker-end-width="0.3cm" draw:fill="solid" draw:fill-color="#996633" draw:textarea-horizontal-align="center" draw:textarea-vertical-align="middle"/>
    </style:style>
    <style:style style:name="gr19" style:family="graphic" style:parent-style-name="textbodyindent">
      <style:graphic-properties draw:stroke="solid" draw:fill="solid" draw:fill-color="#996633" draw:textarea-horizontal-align="center" draw:textarea-vertical-align="middle"/>
    </style:style>
    <style:style style:name="gr20" style:family="graphic">
      <style:graphic-properties style:protect="size"/>
    </style:style>
    <style:style style:name="pr1" style:family="presentation" style:parent-style-name="Default-notes" style:list-style-name="L3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6.2999992370605pt"/>
    </style:style>
    <style:style style:name="P4" style:family="paragraph">
      <style:paragraph-properties fo:margin-left="0cm" fo:margin-right="0cm" fo:text-align="center" fo:text-indent="0cm"/>
      <style:text-properties fo:font-size="16.2000007629395pt" style:font-size-asian="16.2000007629395pt" style:font-size-complex="16.2000007629395pt"/>
    </style:style>
    <style:style style:name="P5" style:family="paragraph">
      <style:paragraph-properties fo:text-align="center"/>
      <style:text-properties fo:font-size="16.2000007629395pt" style:font-size-asian="16.2000007629395pt" style:font-size-complex="16.2000007629395pt"/>
    </style:style>
    <style:style style:name="P6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7" style:family="paragraph">
      <style:paragraph-properties fo:margin-left="0.6cm" fo:margin-right="0cm" fo:text-indent="0cm"/>
    </style:style>
    <style:style style:name="P8" style:family="paragraph">
      <style:paragraph-properties fo:margin-left="0.6cm" fo:margin-right="0cm" fo:text-align="start" fo:text-indent="0cm"/>
      <style:text-properties fo:font-size="16.2000007629395pt" style:font-size-asian="16.2000007629395pt" style:font-size-complex="16.2000007629395pt"/>
    </style:style>
    <style:style style:name="P9" style:family="paragraph">
      <style:paragraph-properties fo:margin-left="0.6cm" fo:margin-right="0cm" fo:text-indent="-0.6cm"/>
    </style:style>
    <style:style style:name="T1" style:family="text">
      <style:text-properties fo:font-size="16.299999237060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.2000007629395pt" style:font-size-asian="16.2000007629395pt" style:font-size-complex="16.200000762939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7.068cm" svg:height="3.175cm" svg:x="21.641cm" svg:y="9.881cm">
          <text:p text:style-name="P7"/>
          <draw:enhanced-geometry svg:viewBox="0 0 21600 21600" draw:type="rectangle" draw:enhanced-path="M 0 0 L 21600 0 21600 21600 0 21600 0 0 Z N"/>
        </draw:custom-shape>
        <draw:polygon draw:style-name="gr2" draw:text-style-name="P1" draw:layer="layout" svg:width="27.717cm" svg:height="13.334cm" svg:x="0.991cm" svg:y="0.991cm" svg:viewBox="0 0 27718 13335" draw:points="0,13335 0,0 27718,0 27718,13335">
          <text:p text:style-name="P7"/>
        </draw:polygon>
        <draw:custom-shape draw:style-name="gr3" draw:text-style-name="P1" draw:layer="layout" svg:width="14.605cm" svg:height="10.128cm" svg:x="0.991cm" svg:y="9.881cm">
          <text:p text:style-name="P7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19.018cm" svg:x="15.94cm" svg:y="0.991cm">
          <text:p text:style-name="P7"/>
          <draw:enhanced-geometry svg:viewBox="0 0 21600 21600" draw:type="rectangle" draw:enhanced-path="M 0 0 L 21600 0 21600 21600 0 21600 0 0 Z N"/>
        </draw:custom-shape>
        <draw:custom-shape draw:style-name="gr4" draw:text-style-name="P3" draw:id="id7" draw:layer="layout" svg:width="5.657cm" svg:height="2.875cm" svg:x="15.97cm" svg:y="10.129cm">
          <text:p text:style-name="P2"><text:span text:style-name="T1">MOOG</text:span></text:p>
          <text:p text:style-name="P2"><text:span text:style-name="T2">'abfind' driv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draw:id="id4" draw:layer="layout" svg:width="4.796cm" svg:height="1.15cm" svg:x="16.382cm" svg:y="0.95cm">
          <text:p text:style-name="P2"><text:span text:style-name="T1">HARPS spectra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id="id6" draw:layer="layout" svg:width="2.969cm" svg:height="1.15cm" svg:x="17.323cm" svg:y="7.499cm">
          <text:p text:style-name="P2"><text:span text:style-name="T1">EW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id="id8" draw:layer="layout" svg:width="4.4cm" svg:height="1.726cm" svg:x="22.996cm" svg:y="10.687cm">
          <text:p text:style-name="P2"><text:span text:style-name="T1">Abunda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id="id14" draw:layer="layout" svg:width="3.772cm" svg:height="1.15cm" svg:x="9.749cm" svg:y="4.71cm">
          <text:p text:style-name="P2">List of lines</text:p>
          <draw:enhanced-geometry svg:viewBox="0 0 21600 21600" draw:type="rectangle" draw:enhanced-path="M 0 0 L 21600 0 21600 21600 0 21600 0 0 Z N"/>
        </draw:custom-shape>
        <draw:custom-shape draw:style-name="gr5" draw:text-style-name="P3" draw:id="id12" draw:layer="layout" svg:width="3.772cm" svg:height="1.942cm" svg:x="1.714cm" svg:y="10.565cm">
          <text:p text:style-name="P2"><text:span text:style-name="T1">Atomic </text:span></text:p>
          <text:p text:style-name="P2"><text:span text:style-name="T1">parameter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id="id3" draw:layer="layout" svg:width="5.029cm" svg:height="2.3cm" svg:x="1.086cm" svg:y="14.326cm">
          <text:p text:style-name="P2"><text:span text:style-name="T1">MOOG</text:span></text:p>
          <text:p text:style-name="P2"><text:span text:style-name="T2">'ewfind' drive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id="id5" draw:layer="layout" svg:width="4.4cm" svg:height="2.3cm" svg:x="16.6cm" svg:y="4.155cm">
          <text:p text:style-name="P2"><text:span text:style-name="T1">AR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draw:id="id9" draw:layer="layout" svg:width="3.772cm" svg:height="1.942cm" svg:x="16.919cm" svg:y="18.067cm">
          <text:p text:style-name="P2"><text:span text:style-name="T1">Stellar </text:span></text:p>
          <text:p text:style-name="P2"><text:span text:style-name="T1">parameter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id="id10" draw:layer="layout" svg:width="3.772cm" svg:height="1.942cm" svg:x="16.919cm" svg:y="14.726cm">
          <text:p text:style-name="P2"><text:span text:style-name="T1">Kurucz </text:span></text:p>
          <text:p text:style-name="P2"><text:span text:style-name="T1">Atmosphere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id="id1" draw:layer="layout" svg:width="3.772cm" svg:height="1.942cm" svg:x="9.054cm" svg:y="18.07cm">
          <text:p text:style-name="P2"><text:span text:style-name="T1">Solar </text:span></text:p>
          <text:p text:style-name="P2"><text:span text:style-name="T1">parameter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id="id11" draw:layer="layout" svg:width="3.508cm" svg:height="1.15cm" svg:x="9.246cm" svg:y="14.888cm">
          <text:p text:style-name="P2"><text:span text:style-name="T1">log gf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id="id2" draw:layer="layout" svg:width="3.772cm" svg:height="1.942cm" svg:x="1.708cm" svg:y="18.067cm">
          <text:p text:style-name="P2"><text:span text:style-name="T1">Kurucz Sun</text:span></text:p>
          <text:p text:style-name="P2"><text:span text:style-name="T1">Atmosphere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9.054cm" svg:y1="19.041cm" svg:x2="5.48cm" svg:y2="19.038cm" draw:start-shape="id1" draw:start-glue-point="3" draw:end-shape="id2" draw:end-glue-point="1">
          <text:p/>
        </draw:connector>
        <draw:connector draw:style-name="gr9" draw:text-style-name="P1" draw:layer="layout" svg:x1="3.594cm" svg:y1="18.067cm" svg:x2="3.599cm" svg:y2="16.624cm" draw:start-shape="id2" draw:start-glue-point="0" draw:end-shape="id3" draw:end-glue-point="6">
          <text:p/>
        </draw:connector>
        <draw:connector draw:style-name="gr9" draw:text-style-name="P1" draw:layer="layout" svg:x1="18.78cm" svg:y1="2.1cm" svg:x2="18.799cm" svg:y2="4.155cm" draw:start-shape="id4" draw:start-glue-point="2" draw:end-shape="id5" draw:end-glue-point="4">
          <text:p/>
        </draw:connector>
        <draw:connector draw:style-name="gr9" draw:text-style-name="P1" draw:layer="layout" svg:x1="18.799cm" svg:y1="6.453cm" svg:x2="18.807cm" svg:y2="7.499cm" draw:start-shape="id5" draw:start-glue-point="6" draw:end-shape="id6" draw:end-glue-point="0">
          <text:p/>
        </draw:connector>
        <draw:connector draw:style-name="gr9" draw:text-style-name="P1" draw:id="id21" draw:layer="layout" svg:x1="18.807cm" svg:y1="8.649cm" svg:x2="18.797cm" svg:y2="10.129cm" draw:start-shape="id6" draw:start-glue-point="2" draw:end-shape="id7" draw:end-glue-point="4">
          <text:p/>
        </draw:connector>
        <draw:connector draw:style-name="gr9" draw:text-style-name="P1" draw:layer="layout" svg:x1="21.625cm" svg:y1="11.566cm" svg:x2="22.996cm" svg:y2="11.55cm" draw:start-shape="id7" draw:start-glue-point="7" draw:end-shape="id8" draw:end-glue-point="3">
          <text:p/>
        </draw:connector>
        <draw:connector draw:style-name="gr9" draw:text-style-name="P1" draw:layer="layout" svg:x1="18.805cm" svg:y1="18.067cm" svg:x2="18.805cm" svg:y2="16.668cm" draw:start-shape="id9" draw:start-glue-point="0" draw:end-shape="id10" draw:end-glue-point="2">
          <text:p/>
        </draw:connector>
        <draw:connector draw:style-name="gr9" draw:text-style-name="P1" draw:layer="layout" svg:x1="18.805cm" svg:y1="14.726cm" svg:x2="18.797cm" svg:y2="13.004cm" draw:start-shape="id10" draw:start-glue-point="0" draw:end-shape="id7" draw:end-glue-point="6">
          <text:p/>
        </draw:connector>
        <draw:connector draw:style-name="gr9" draw:text-style-name="P1" draw:layer="layout" svg:x1="6.113cm" svg:y1="15.475cm" svg:x2="9.246cm" svg:y2="15.463cm" draw:start-shape="id3" draw:start-glue-point="7" draw:end-shape="id11" draw:end-glue-point="3">
          <text:p/>
        </draw:connector>
        <draw:connector draw:style-name="gr9" draw:text-style-name="P1" draw:layer="layout" svg:x1="5.486cm" svg:y1="11.536cm" svg:x2="15.97cm" svg:y2="11.566cm" draw:start-shape="id12" draw:start-glue-point="1" draw:end-shape="id7" draw:end-glue-point="5">
          <text:p/>
        </draw:connector>
        <draw:connector draw:style-name="gr10" draw:text-style-name="P1" draw:layer="layout" svg:x1="5.401cm" svg:y1="5.301cm" svg:x2="9.749cm" svg:y2="5.285cm" draw:start-shape="id13" draw:start-glue-point="1" draw:end-shape="id14" draw:end-glue-point="3">
          <text:p/>
        </draw:connector>
        <draw:connector draw:style-name="gr10" draw:text-style-name="P1" draw:layer="layout" svg:x1="13.521cm" svg:y1="5.285cm" svg:x2="16.6cm" svg:y2="5.304cm" draw:start-shape="id14" draw:start-glue-point="1" draw:end-shape="id5" draw:end-glue-point="5">
          <text:p/>
        </draw:connector>
        <draw:connector draw:style-name="gr10" draw:text-style-name="P1" draw:layer="layout" draw:type="line" svg:x1="3.6cm" svg:y1="12.507cm" svg:x2="3.599cm" svg:y2="14.326cm" draw:start-shape="id12" draw:start-glue-point="2" draw:end-shape="id3" draw:end-glue-point="4">
          <text:p/>
        </draw:connector>
        <draw:custom-shape draw:style-name="gr4" draw:text-style-name="P3" draw:id="id20" draw:layer="layout" svg:width="3.81cm" svg:height="1.905cm" svg:x="9.725cm" svg:y="1.226cm">
          <text:p text:style-name="P2"><text:span text:style-name="T1">IRA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id="id15" draw:layer="layout" svg:x1="3.613cm" svg:y1="5.936cm" svg:x2="3.599cm" svg:y2="7.341cm" draw:start-shape="id13" draw:start-glue-point="2">
          <text:p/>
        </draw:connector>
        <draw:connector draw:style-name="gr10" draw:text-style-name="P1" draw:layer="layout" svg:x1="3.599cm" svg:y1="7.341cm" svg:x2="3.6cm" svg:y2="10.565cm" draw:start-shape="id15" draw:start-glue-point="3" draw:end-shape="id12">
          <text:p/>
        </draw:connector>
        <draw:custom-shape draw:style-name="gr12" draw:text-style-name="P4" draw:id="id16" draw:layer="layout" svg:width="3.81cm" svg:height="1.905cm" svg:x="23.26cm" svg:y="6.941cm">
          <text:p text:style-name="P4"><text:span text:style-name="T3">Are the lines </text:span></text:p>
          <text:p text:style-name="P4"><text:span text:style-name="T3">stable?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25.196cm" svg:y1="10.687cm" svg:x2="25.165cm" svg:y2="8.846cm" draw:start-shape="id8" draw:start-glue-point="0" draw:end-shape="id16" draw:end-glue-point="2">
          <text:p/>
        </draw:connector>
        <draw:custom-shape draw:style-name="gr13" draw:text-style-name="P5" draw:id="id18" draw:layer="layout" svg:width="3.81cm" svg:height="1.905cm" svg:x="23.26cm" svg:y="2.496cm">
          <text:p text:style-name="P4"><text:span text:style-name="T3">Remove the </text:span></text:p>
          <text:p text:style-name="P4"><text:span text:style-name="T3">unstable lines</text:span></text:p>
          <draw:enhanced-geometry svg:viewBox="0 0 21600 21600" draw:type="rectangle" draw:enhanced-path="M 0 0 L 21600 0 21600 21600 0 21600 0 0 Z N"/>
        </draw:custom-shape>
        <draw:frame draw:style-name="gr14" draw:text-style-name="P6" draw:id="id17" draw:layer="layout" svg:width="1.226cm" svg:height="0.882cm" svg:x="24.574cm" svg:y="5.424cm">
          <draw:text-box>
            <text:p text:style-name="P6"><text:span text:style-name="T2">no</text:span></text:p>
          </draw:text-box>
        </draw:frame>
        <draw:connector draw:style-name="gr11" draw:text-style-name="P1" draw:layer="layout" svg:x1="25.165cm" svg:y1="6.941cm" svg:x2="25.187cm" svg:y2="6.306cm" draw:start-shape="id16" draw:start-glue-point="0" draw:end-shape="id17" draw:end-glue-point="2">
          <text:p/>
        </draw:connector>
        <draw:connector draw:style-name="gr10" draw:text-style-name="P1" draw:layer="layout" svg:x1="25.187cm" svg:y1="5.424cm" svg:x2="25.165cm" svg:y2="4.401cm" draw:start-shape="id17" draw:start-glue-point="0" draw:end-shape="id18" draw:end-glue-point="2">
          <text:p/>
        </draw:connector>
        <draw:custom-shape draw:style-name="gr5" draw:text-style-name="P3" draw:id="id19" draw:layer="layout" svg:width="6.287cm" svg:height="1.15cm" svg:x="1.389cm" svg:y="1.597cm">
          <text:p text:style-name="P2"><text:span text:style-name="T1">Kurucz Solar Spectrum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2.754cm" svg:y1="15.463cm" svg:x2="15.97cm" svg:y2="11.566cm" draw:start-shape="id11" draw:start-glue-point="1" draw:end-shape="id7" draw:end-glue-point="5">
          <text:p/>
        </draw:connector>
        <draw:connector draw:style-name="gr10" draw:text-style-name="P1" draw:layer="layout" svg:x1="7.676cm" svg:y1="2.172cm" svg:x2="9.725cm" svg:y2="2.178cm" draw:start-shape="id19" draw:start-glue-point="1" draw:end-shape="id20">
          <text:p/>
        </draw:connector>
        <draw:connector draw:style-name="gr15" draw:text-style-name="P1" draw:layer="layout" draw:type="line" svg:x1="11.629cm" svg:y1="3.131cm" svg:x2="11.635cm" svg:y2="4.71cm" draw:start-shape="id20" draw:start-glue-point="6" draw:end-shape="id14" draw:end-glue-point="0">
          <text:p/>
        </draw:connector>
        <draw:frame draw:style-name="gr16" draw:layer="layout" svg:width="1.665cm" svg:height="1.195cm" svg:x="26.626cm" svg:y="13.056cm">
          <draw:text-box>
            <text:p text:style-name="P7">a)</text:p>
          </draw:text-box>
        </draw:frame>
        <draw:frame draw:style-name="gr16" draw:layer="layout" svg:width="1.665cm" svg:height="1.195cm" svg:x="13.692cm" svg:y="18.787cm">
          <draw:text-box>
            <text:p text:style-name="P7">b)</text:p>
          </draw:text-box>
        </draw:frame>
        <draw:frame draw:style-name="gr16" draw:layer="layout" svg:width="1.631cm" svg:height="1.195cm" svg:x="20.093cm" svg:y="18.788cm">
          <draw:text-box>
            <text:p text:style-name="P7">c)</text:p>
          </draw:text-box>
        </draw:frame>
        <draw:custom-shape draw:style-name="gr17" draw:text-style-name="P8" draw:id="id13" draw:layer="layout" svg:width="3.575cm" svg:height="1.27cm" svg:x="1.826cm" svg:y="4.666cm">
          <text:p text:style-name="P8"><text:span text:style-name="T3">VAL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svg:x1="23.26cm" svg:y1="3.448cm" svg:x2="13.521cm" svg:y2="5.285cm" draw:start-shape="id18" draw:start-glue-point="3" draw:end-shape="id14" draw:end-glue-point="1">
          <text:p text:style-name="P7"/>
        </draw:connector>
        <draw:connector draw:style-name="gr18" draw:text-style-name="P1" draw:layer="layout" svg:x1="23.26cm" svg:y1="3.448cm" svg:x2="11.635cm" svg:y2="4.71cm" draw:start-shape="id18" draw:start-glue-point="3" draw:end-shape="id14" draw:end-glue-point="0">
          <text:p text:style-name="P7"/>
        </draw:connector>
        <draw:connector draw:style-name="gr19" draw:text-style-name="P1" draw:layer="layout" svg:x1="23.26cm" svg:y1="3.448cm" svg:x2="18.802cm" svg:y2="9.389cm" draw:start-shape="id18" draw:start-glue-point="3" draw:end-shape="id21" draw:end-glue-point="0">
          <text:p text:style-name="P7"/>
        </draw:connector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3.95cm" svg:x="2.794cm" svg:y="4.447cm" draw:page-number="1"/>
      <draw:page-thumbnail draw:layer="backgroundobjects" svg:width="5.586cm" svg:height="3.95cm" svg:x="11.176cm" svg:y="4.447cm"/>
      <draw:page-thumbnail draw:layer="backgroundobjects" svg:width="5.586cm" svg:height="3.95cm" svg:x="19.558cm" svg:y="4.447cm"/>
      <draw:page-thumbnail draw:layer="backgroundobjects" svg:width="5.586cm" svg:height="3.95cm" svg:x="2.794cm" svg:y="13.191cm"/>
      <draw:page-thumbnail draw:layer="backgroundobjects" svg:width="5.586cm" svg:height="3.95cm" svg:x="11.176cm" svg:y="13.191cm"/>
      <draw:page-thumbnail draw:layer="backgroundobjects" svg:width="5.586cm" svg:height="3.95cm" svg:x="19.558cm" svg:y="13.19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6.729cm" svg:height="3.506cm" svg:x="1.484cm" svg:y="0.837cm" presentation:class="title" presentation:placeholder="true">
        <draw:text-box/>
      </draw:frame>
      <draw:frame presentation:style-name="Default-outline1" draw:layer="backgroundobjects" svg:width="26.729cm" svg:height="13.859cm" svg:x="1.484cm" svg:y="4.914cm" presentation:class="outline" presentation:placeholder="true">
        <draw:text-box/>
      </draw:frame>
      <draw:frame presentation:style-name="pr1" draw:text-style-name="P1" draw:layer="backgroundobjects" svg:width="6.919cm" svg:height="1.448cm" svg:x="1.48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9.414cm" svg:height="1.448cm" svg:x="10.157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919cm" svg:height="1.448cm" svg:x="21.293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Vasco Neves</meta:initial-creator>
    <meta:creation-date>2008-05-28T01:45:33</meta:creation-date>
    <dc:creator>Vasco Neves</dc:creator>
    <dc:date>2008-06-06T09:42:03</dc:date>
    <meta:editing-cycles>18</meta:editing-cycles>
    <meta:editing-duration>P2DT13H34M5S</meta:editing-duration>
    <meta:user-defined meta:name="Info 1"/>
    <meta:user-defined meta:name="Info 2"/>
    <meta:user-defined meta:name="Info 3"/>
    <meta:user-defined meta:name="Info 4"/>
    <meta:document-statistic meta:object-count="73"/>
  </office:meta>
</office:document-meta>
</file>